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316b" officeooo:paragraph-rsid="001a316b"/>
    </style:style>
    <style:style style:name="P2" style:family="paragraph" style:parent-style-name="Standard">
      <style:paragraph-properties fo:text-align="justify" style:justify-single-word="false"/>
      <style:text-properties officeooo:rsid="001a316b" officeooo:paragraph-rsid="001a316b"/>
    </style:style>
    <style:style style:name="P3" style:family="paragraph" style:parent-style-name="Standard">
      <style:paragraph-properties fo:text-align="justify" style:justify-single-word="false"/>
      <style:text-properties officeooo:rsid="001a316b" officeooo:paragraph-rsid="0022bcbc"/>
    </style:style>
    <style:style style:name="P4" style:family="paragraph" style:parent-style-name="Standard">
      <style:paragraph-properties fo:text-align="justify" style:justify-single-word="false"/>
      <style:text-properties fo:font-weight="bold" officeooo:rsid="001db8b0" officeooo:paragraph-rsid="001db8b0" style:font-weight-asian="bold" style:font-weight-complex="bold"/>
    </style:style>
    <style:style style:name="P5" style:family="paragraph" style:parent-style-name="Standard">
      <style:text-properties officeooo:rsid="001a316b" officeooo:paragraph-rsid="001a316b"/>
    </style:style>
    <style:style style:name="P6" style:family="paragraph" style:parent-style-name="Standard">
      <style:text-properties officeooo:rsid="00235e7e" officeooo:paragraph-rsid="00235e7e"/>
    </style:style>
    <style:style style:name="P7" style:family="paragraph" style:parent-style-name="Standard">
      <style:text-properties officeooo:paragraph-rsid="00235e7e"/>
    </style:style>
    <style:style style:name="T1" style:family="text">
      <style:text-properties officeooo:rsid="001bc2d5"/>
    </style:style>
    <style:style style:name="T2" style:family="text">
      <style:text-properties officeooo:rsid="001f7052"/>
    </style:style>
    <style:style style:name="T3" style:family="text">
      <style:text-properties officeooo:rsid="0022bcbc"/>
    </style:style>
    <style:style style:name="T4" style:family="text">
      <style:text-properties officeooo:rsid="00235e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Need for Autonomy, Understanding, and Justice in Post Conflict Reconciliation: The Case of the Northern Ireland Troubles (Legacy and Reconciliation) Act</text:p>
      <text:p text:style-name="P2"/>
      <text:p text:style-name="P2">One of the main issues that post conflict communities have to <text:span text:style-name="T2">confront</text:span> is <text:span text:style-name="T2">coming</text:span> to terms with <text:span text:style-name="T2">often violent and traumatic </text:span>events that have <text:span text:style-name="T2">deeply impacted society</text:span> whilst also allowing for bonds to be developed or redeveloped between groups divided by violence and conflict. This process <text:span text:style-name="T2">is </text:span>often long and <text:span text:style-name="T2">difficult</text:span>. <text:span text:style-name="T2">Communities attempt to form or heal bonds between them, whilst often also holding these other communities responsible for the traumatic events they have survived or witnessed, and for which they need explanations and justice.</text:span> Allowing communities to lead this process themselves <text:span text:style-name="T2">can help</text:span> ensur<text:span text:style-name="T2">e</text:span> effective reconciliation and reconstruction <text:span text:style-name="T2">for</text:span> the future. <text:span text:style-name="T2">Finding justice for themselves or for friends and family killed in conflict can be an important way for people to assert the value of themselves and their own community, whilst also recognising this value in others, which</text:span> makes space for the building of bonds and connections between previously opposing groups. When this <text:span text:style-name="T2">kind of autonomy </text:span>is taken away, this process becomes muddled and confused, <text:span text:style-name="T2">jeopardising reconciliation processes</text:span>. </text:p>
      <text:p text:style-name="P2"/>
      <text:p text:style-name="P2">Recently, a controversial bill relating to the reconciliation process in Northern Ireland passed through Parliament in Westminster. The legislation (Northern Ireland Troubles (Legacy and Reconciliation) Act 2023) effects how investigations into deaths and injuries in Northern Ireland during the Troubles will be investigated, creating a new Independent Commission for Reconciliation &amp; Information Retrieval (ICRIR) <text:span text:style-name="T4">(BBC). </text:span>All new investigations will be handled by this new Commission, and all existing investigations begun before its establishment have until 1 May 2024 to reach their conclusions. It is expected that around 80 ongoing investigations will not be concluded by this time. The legislation also gives the Commission to power to, at their discretion, award conditional immunity to perpetrators of the acts being investigated in return for a truthful account of their actions and of the events they witnessed.</text:p>
      <text:p text:style-name="P2"/>
      <text:p text:style-name="P2">The government, including the Northern Ireland Office (who sponsored the bill), have argued that this is the most effective way to gather as much accurate information relating to the events of the Troubles as quickly as possible. However, the act has been criticised by many organisations, including human rights organisations (such as Amnesty International and Liberty) <text:span text:style-name="T4">(Amnesty International) (Liberty, 2022)</text:span>, <text:span text:style-name="T2">who say </text:span>that it breaches human rights <text:span text:style-name="T2">(especially the right to life and the prohibition of torture, found in the European Convention on Human Rights)</text:span> and prevents the victims <text:span text:style-name="T2">and those they are survived by</text:span> from seeking justice. It is also a concern that this will primarily advantage members of the British Army stationed in Northern Ireland during the times of the Troubles by allowing them to confess to human rights abuses committed during this time without having to suffer legal consequences. Thus, the government has been criticised for prioritising the experiences and needs of the armed forces over civilians in Northern Ireland whose lives were disrupted and upended by the conflict that was, in many cases, provoked by the actions and presence of the army. </text:p>
      <text:p text:style-name="P2"/>
      <text:p text:style-name="P2">This Act <text:span text:style-name="T2">and its reception </text:span>prompts several important <text:span text:style-name="T2">discussions</text:span> about the processes of reconciliation and reconstruction in post conflict communities. <text:span text:style-name="T2">Among these is the idea of simply moving on from past events, and how this often proves impossible for the communities affected by conflict. Further, the notion is often unhelpful for communities trying to reconcile among different groups and promote reconstruction after conflict. </text:span></text:p>
      <text:p text:style-name="P2"/>
      <text:p text:style-name="P3">The British government has insisted that the new processes for investigations into Troubles era events in Northern Ireland will help communities to “draw a line under the past” and allow for people to move on. What this fails to recognise, however, is that such an operation is often impossible for people whose lives have been massively impacted by severe violence and conflict. Many people <text:span text:style-name="T2">in Northern Ireland today grew up during the Troubles and, as such, have had their </text:span><text:soft-page-break/><text:span text:style-name="T2">perceptions of life influenced massively by this experience. Even those raised after the signing of the Good Friday Agreement have been influenced by accounts of conflict and violence</text:span>. <text:span text:style-name="T2">In addition, although outright violence has decreased since 1998, </text:span><text:s/>tensions over the issue of the status of Northern Ireland do still exist. <text:span text:style-name="T2">T</text:span>he process of Brexit and the exit of the UK from the Common market <text:span text:style-name="T2">especially</text:span> has <text:span text:style-name="T2">exacerbated this, </text:span>le<text:span text:style-name="T2">a</text:span>d<text:span text:style-name="T2">ing</text:span> to concerns about Northern Ireland’s future relationships with both Ireland and the UK. <text:span text:style-name="T3">The Troubles and associated consequences are still a major source of tension and trauma within Northern Ireland. The reaction to this legislation has therefore been overwhelmingly negative. All of Northern Ireland’s political parties, as well as the Irish government, have opposed it. At least twelve cases have also been or are being brought to court by survivors of conflict or friends and family of those who have died. According to the BBC, it is highly likely that these cases will reach the Supreme Court. The desire for justice in these affected communities is overwhelmingly clear, and the disappointment felt as a result of the legislation and the perceived barrier it creates is also obvious. The need for not only justice in post conflict societies, but also a certain degree of autonomy within communities to help bring it about, is evident in the reactions to this legislation. </text:span></text:p>
      <text:p text:style-name="P3"/>
      <text:p text:style-name="P3">In order for reconciliation to take place in an effective and sustainable way, it is necessary to acknowledge the tensions and difficulties that persist to this day. Processes that ignore this fact and attempt to simply speed up reconstruction and reconciliation processes without considering the effects that this might have on still grieving people and wider communities risk disrupting the processes that have already begun, and even prompting further conflict. It is important for people to gather information about the world around them, and to ensure that others are able to connect fully with them; to understand and be understood is a basic human need. However, processes that engage in this in an incomplete and unfulfilling way fail to satisfy this need, and even further have a negative effect its fulfilment by denying a connection between those that need sufficient answers and a sense of justice to properly rebuild their lives and those that have the power to help bring this about. <text:span text:style-name="T3">People living in Northern Ireland, or who were raised there during the Troubles, have largely perceived this legislation as disregarding their own needs and experiences</text:span>. <text:span text:style-name="T3">They do not believe i</text:span>t <text:span text:style-name="T3">to</text:span> <text:s/><text:span text:style-name="T3">be </text:span>possible to simply fix any problems that exist by exposing the reality of an event and the<text:span text:style-name="T3">m</text:span>. The realities of the situation are often far more complex, and require a sensitivity to all experiences and the trauma they have caused, which often continues to endure decades after the official end to the conflict.</text:p>
      <text:p text:style-name="P2"/>
      <text:p text:style-name="P2">The Northern Ireland Troubles (Legacy and Reconciliation) Act and the reaction to it from various communities, and also international organisations, can tell us a lot about the processes of reconciliation and reconstruction. These communities affected by violence and conflict, and the people within them, see tensions persist past the official end to the conflict. Distrust and resentment are difficult to completely eradicate, especially is such a short period of time as a few decades. Communities recovering from periods of prolonged and intense violence feel the need to acknowledge their past in order to remedy the issues that still exist within <text:span text:style-name="T3">and between </text:span>them, <text:span text:style-name="T3">to</text:span> prevent future issues from developing, and to start the processes of recovery in the first place. Initial peace in post conflict communities is often fragile at best, and any actions or events that can appear to disregard the wishes or interests of those directly involved, intentionally or otherwise, can serve to disrupt this and promote both new and existing tensions. The process of reconciliation in Northern Ireland has often tried to ensure some amount of autonomy for the people in these communities, <text:span text:style-name="T3">for example through provisions made for joint rule,</text:span> though this process has often been incomplete or unsatisfactory. This failure to fulfil the need of self determination can perhaps help to explain why the process of recovery in Northern Ireland has been particularly arduous, and why so many have seemed opposed to the process. <text:span text:style-name="T1">The autonomy to resolve remaining conflicts on a personal level and to feel seen and represented in larger processes and policies is clearly an important part of helping post conflict communities to recover from periods of violence, and one which allows for everyone to be a part of the reconciliation process. This process has become </text:span><text:soft-page-break/><text:span text:style-name="T1">notably absent in Northern Ireland, and its impacts on the willingness and abilities of communities to work together emphasises its importance. </text:span></text:p>
      <text:p text:style-name="P1"/>
      <text:p text:style-name="P1"/>
      <text:p text:style-name="P6">Bibliography</text:p>
      <text:p text:style-name="P6"/>
      <text:p text:style-name="P7"><text:span text:style-name="T4">Amnesty International “</text:span>Northern Ireland Troubles Bill” <text:a xlink:type="simple" xlink:href="https://www.amnesty.org.uk/ni-troubles" text:style-name="Internet_20_link" text:visited-style-name="Visited_20_Internet_20_Link">https://www.amnesty.org.uk/ni-troubles</text:a></text:p>
      <text:p text:style-name="P7"/>
      <text:p text:style-name="P7"><text:span text:style-name="T4">BBC, 2023 “</text:span>Troubles legacy bill enters law after receiving Royal Assent” <text:a xlink:type="simple" xlink:href="https://www.bbc.co.uk/news/uk-northern-ireland-66853499" text:style-name="Internet_20_link" text:visited-style-name="Visited_20_Internet_20_Link">https://www.bbc.co.uk/news/uk-northern-ireland-66853499</text:a></text:p>
      <text:p text:style-name="P7"/>
      <text:p text:style-name="P7"><text:span text:style-name="T4">BBC, 2023 </text:span><text:bookmark text:name="main-heading"/>Challenge to controversial Legacy Bill in High Court ends” <text:a xlink:type="simple" xlink:href="https://www.bbc.co.uk/news/uk-northern-ireland-67579394" text:style-name="Internet_20_link" text:visited-style-name="Visited_20_Internet_20_Link">https://www.bbc.co.uk/news/uk-northern-ireland-67579394</text:a></text:p>
      <text:p text:style-name="P7"/>
      <text:p text:style-name="P6">Liberty, 2022 “LIBERTY’S BRIEFING ON THE NORTHERN IRELAND TROUBLES (LEGACY AND RECONCILIATION) BILL FOR SECOND READING IN THE HOUSE OF LORDS”</text:p>
      <text:p text:style-name="P6"><text:a xlink:type="simple" xlink:href="https://www.libertyhumanrights.org.uk/wp-content/uploads/2019/12/Libertys-briefing-on-the-Northern-Ireland-Troubles-Legacy-and-Reconciliation-Bill-second-reading-HoL-Nov-2022.pdf" text:style-name="Internet_20_link" text:visited-style-name="Visited_20_Internet_20_Link">https://www.libertyhumanrights.org.uk/wp-content/uploads/2019/12/Libertys-briefing-on-the-Northern-Ireland-Troubles-Legacy-and-Reconciliation-Bill-second-reading-HoL-Nov-2022.pdf</text:a></text:p>
      <text:p text:style-name="P6"/>
      <text:p text:style-name="P7"><text:span text:style-name="T4">Landow and McBride, 2023 “</text:span>Moving Past the Troubles: The Future of Northern Ireland Peace”</text:p>
      <text:p text:style-name="P7"><text:a xlink:type="simple" xlink:href="https://www.cfr.org/backgrounder/moving-past-troubles-future-northern-ireland-peace" text:style-name="Internet_20_link" text:visited-style-name="Visited_20_Internet_20_Link">https://www.cfr.org/backgrounder/moving-past-troubles-future-northern-ireland-peace</text:a></text:p>
      <text:p text:style-name="P7"/>
      <text:p text:style-name="P7"/>
      <text:p text:style-name="P6"/>
      <text:p text:style-name="P6"/>
      <text:p text:style-name="P6"/>
      <text:p text:style-name="P6"/>
      <text:p text:style-name="P6"/>
      <text:p text:style-name="P6"/>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07:32:03.717000000</meta:creation-date>
    <dc:date>2023-12-08T13:13:55.476000000</dc:date>
    <meta:editing-duration>PT5H9M19S</meta:editing-duration>
    <meta:editing-cycles>7</meta:editing-cycles>
    <meta:generator>LibreOffice/7.5.2.2$Windows_X86_64 LibreOffice_project/53bb9681a964705cf672590721dbc85eb4d0c3a2</meta:generator>
    <meta:document-statistic meta:table-count="0" meta:image-count="0" meta:object-count="0" meta:page-count="3" meta:paragraph-count="16" meta:word-count="1512" meta:character-count="10034" meta:non-whitespace-character-count="8531"/>
  </office:meta>
</office:document-meta>
</file>